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16383*"/>
    </style:style>
    <style:style style:name="Table2.D" style:family="table-column">
      <style:table-column-properties style:column-width="2.5299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2.D11" style:family="table-cell">
      <style:table-cell-properties fo:background-color="#fffb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background-color="#fff9ae" fo:padding="0.0382in" fo:border-left="0.05pt solid #000000" fo:border-right="none" fo:border-top="none" fo:border-bottom="0.05pt solid #000000">
        <style:background-image/>
      </style:table-cell-properties>
    </style:style>
    <style:style style:name="Table2.D18" style:family="table-cell">
      <style:table-cell-properties fo:background-color="#fff9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685" fo:padding="0.0382in" fo:border-left="0.05pt solid #000000" fo:border-right="none" fo:border-top="none" fo:border-bottom="0.05pt solid #000000">
        <style:background-image/>
      </style:table-cell-properties>
    </style:style>
    <style:style style:name="Table2.D19" style:family="table-cell">
      <style:table-cell-properties fo:background-color="#fff68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02eaa" officeooo:paragraph-rsid="00202ea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officeooo:rsid="000ce04f" officeooo:paragraph-rsid="000ce04f" style:font-size-asian="14pt" style:font-size-complex="14pt"/>
    </style:style>
    <style:style style:name="P3" style:family="paragraph" style:parent-style-name="Standard">
      <style:text-properties style:font-name="Liberation Sans" fo:font-size="14pt" officeooo:rsid="0009f688" officeooo:paragraph-rsid="000ce04f" style:font-size-asian="14pt" style:font-size-complex="14pt"/>
    </style:style>
    <style:style style:name="P4" style:family="paragraph" style:parent-style-name="Standard">
      <style:text-properties style:font-name="Liberation Sans" fo:font-size="14pt" officeooo:rsid="0009f688" officeooo:paragraph-rsid="0009f688" style:font-size-asian="14pt" style:font-size-complex="14pt"/>
    </style:style>
    <style:style style:name="P5" style:family="paragraph" style:parent-style-name="Standard">
      <style:text-properties style:font-name="Liberation Sans" fo:font-size="14pt" officeooo:rsid="0009f688" officeooo:paragraph-rsid="000a0e1d" style:font-size-asian="14pt" style:font-size-complex="14pt"/>
    </style:style>
    <style:style style:name="P6" style:family="paragraph" style:parent-style-name="Standard">
      <style:text-properties style:font-name="Liberation Sans" fo:font-size="14pt" officeooo:rsid="0008ba5a" officeooo:paragraph-rsid="0008ba5a" style:font-size-asian="14pt" style:font-size-complex="14pt"/>
    </style:style>
    <style:style style:name="P7" style:family="paragraph" style:parent-style-name="Standard">
      <style:text-properties style:font-name="Liberation Sans" fo:font-size="14pt" officeooo:rsid="000a0e1d" officeooo:paragraph-rsid="000a0e1d" style:font-size-asian="14pt" style:font-size-complex="14pt"/>
    </style:style>
    <style:style style:name="P8" style:family="paragraph" style:parent-style-name="Standard">
      <style:text-properties style:font-name="Liberation Sans" fo:font-size="14pt" officeooo:rsid="000a0e1d" officeooo:paragraph-rsid="000ce04f" style:font-size-asian="14pt" style:font-size-complex="14pt"/>
    </style:style>
    <style:style style:name="P9" style:family="paragraph" style:parent-style-name="Standard">
      <style:text-properties style:font-name="Liberation Sans" fo:font-size="14pt" officeooo:rsid="00269b83" officeooo:paragraph-rsid="00269b83" style:font-size-asian="14pt" style:font-size-complex="14pt"/>
    </style:style>
    <style:style style:name="P10" style:family="paragraph" style:parent-style-name="Standard">
      <style:text-properties style:font-name="Liberation Sans" fo:font-size="14pt" officeooo:rsid="001f2fdf" officeooo:paragraph-rsid="001f2fdf" style:font-size-asian="14pt" style:font-size-complex="14pt"/>
    </style:style>
    <style:style style:name="P11" style:family="paragraph" style:parent-style-name="Standard">
      <style:text-properties style:font-name="Liberation Sans" fo:font-size="14pt" officeooo:rsid="00268325" officeooo:paragraph-rsid="00268325" style:font-size-asian="14pt" style:font-size-complex="14pt"/>
    </style:style>
    <style:style style:name="P12" style:family="paragraph" style:parent-style-name="Standard">
      <style:text-properties style:font-name="Liberation Sans" fo:font-size="14pt" officeooo:rsid="00286aa6" officeooo:paragraph-rsid="00286aa6" style:font-size-asian="14pt" style:font-size-complex="14pt"/>
    </style:style>
    <style:style style:name="P13" style:family="paragraph" style:parent-style-name="Standard">
      <style:text-properties style:font-name="Liberation Sans" fo:font-size="14pt" officeooo:rsid="002bc6e6" officeooo:paragraph-rsid="002bc6e6" style:font-size-asian="14pt" style:font-size-complex="14pt"/>
    </style:style>
    <style:style style:name="P14" style:family="paragraph" style:parent-style-name="Standard">
      <style:text-properties style:font-name="Liberation Sans" fo:font-size="14pt" officeooo:rsid="002c3091" officeooo:paragraph-rsid="002c3091" style:font-size-asian="14pt" style:font-size-complex="14pt"/>
    </style:style>
    <style:style style:name="P15" style:family="paragraph" style:parent-style-name="Standard">
      <style:text-properties style:font-name="Liberation Sans" fo:font-size="14pt" fo:font-weight="normal" officeooo:rsid="00286aa6" officeooo:paragraph-rsid="00286aa6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style:font-name="Liberation Sans" fo:font-size="14pt" officeooo:rsid="00268325" officeooo:paragraph-rsid="00268325" style:font-size-asian="14pt" style:font-size-complex="14pt"/>
    </style:style>
    <style:style style:name="P17" style:family="paragraph" style:parent-style-name="Standard">
      <style:text-properties fo:color="#000000" style:font-name="Liberation Sans" fo:font-size="14pt" officeooo:rsid="001f2fdf" officeooo:paragraph-rsid="001f2fdf" style:font-size-asian="14pt" style:font-size-complex="14pt"/>
    </style:style>
    <style:style style:name="P18" style:family="paragraph" style:parent-style-name="Table_20_Contents">
      <style:text-properties fo:color="#ce181e" style:font-name="Liberation Sans" fo:font-size="14pt" officeooo:rsid="001ac67c" officeooo:paragraph-rsid="00168f43" style:font-size-asian="14pt" style:font-size-complex="14pt"/>
    </style:style>
    <style:style style:name="P19" style:family="paragraph" style:parent-style-name="Table_20_Contents">
      <style:text-properties fo:color="#ce181e" style:font-name="Liberation Sans" fo:font-size="14pt" officeooo:rsid="001ac67c" officeooo:paragraph-rsid="001ac67c" style:font-size-asian="14pt" style:font-size-complex="14pt"/>
    </style:style>
    <style:style style:name="P20" style:family="paragraph" style:parent-style-name="Table_20_Contents">
      <style:text-properties fo:color="#ce181e" style:font-name="Liberation Sans" fo:font-size="14pt" officeooo:rsid="001b8eda" officeooo:paragraph-rsid="001b8eda" style:font-size-asian="14pt" style:font-size-complex="14pt"/>
    </style:style>
    <style:style style:name="P21" style:family="paragraph" style:parent-style-name="Table_20_Contents">
      <style:text-properties style:font-name="Liberation Sans" fo:font-size="14pt" fo:font-weight="bold" officeooo:rsid="0007d2dd" officeooo:paragraph-rsid="0007d2d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Liberation Sans" fo:font-size="14pt" officeooo:rsid="000ce04f" officeooo:paragraph-rsid="000ce04f" style:font-size-asian="14pt" style:font-size-complex="14pt"/>
    </style:style>
    <style:style style:name="P23" style:family="paragraph" style:parent-style-name="Table_20_Contents">
      <style:text-properties style:font-name="Liberation Sans" fo:font-size="14pt" officeooo:rsid="0008ba5a" officeooo:paragraph-rsid="0008ba5a" style:font-size-asian="14pt" style:font-size-complex="14pt"/>
    </style:style>
    <style:style style:name="P24" style:family="paragraph" style:parent-style-name="Table_20_Contents">
      <style:text-properties style:font-name="Liberation Sans" fo:font-size="14pt" officeooo:rsid="0008dcbb" officeooo:paragraph-rsid="0008dcbb" style:font-size-asian="14pt" style:font-size-complex="14pt"/>
    </style:style>
    <style:style style:name="P25" style:family="paragraph" style:parent-style-name="Table_20_Contents">
      <style:text-properties style:font-name="Liberation Sans" fo:font-size="14pt" officeooo:rsid="000a0e1d" officeooo:paragraph-rsid="000a0e1d" style:font-size-asian="14pt" style:font-size-complex="14pt"/>
    </style:style>
    <style:style style:name="P26" style:family="paragraph" style:parent-style-name="Table_20_Contents">
      <style:text-properties style:font-name="Liberation Sans" fo:font-size="14pt" officeooo:rsid="000b8556" officeooo:paragraph-rsid="000b8556" style:font-size-asian="14pt" style:font-size-complex="14pt"/>
    </style:style>
    <style:style style:name="P27" style:family="paragraph" style:parent-style-name="Table_20_Contents">
      <style:text-properties style:font-name="Liberation Sans" fo:font-size="14pt" officeooo:rsid="000f906a" officeooo:paragraph-rsid="000f906a" style:font-size-asian="14pt" style:font-size-complex="14pt"/>
    </style:style>
    <style:style style:name="P28" style:family="paragraph" style:parent-style-name="Table_20_Contents">
      <style:text-properties style:font-name="Liberation Sans" fo:font-size="14pt" officeooo:rsid="00168f43" officeooo:paragraph-rsid="00168f43" style:font-size-asian="14pt" style:font-size-complex="14pt"/>
    </style:style>
    <style:style style:name="P29" style:family="paragraph" style:parent-style-name="Table_20_Contents">
      <style:text-properties style:font-name="Liberation Sans" fo:font-size="14pt" officeooo:rsid="0010ec10" officeooo:paragraph-rsid="0010ec10" style:font-size-asian="14pt" style:font-size-complex="14pt"/>
    </style:style>
    <style:style style:name="P30" style:family="paragraph" style:parent-style-name="Table_20_Contents">
      <style:text-properties style:font-name="Liberation Sans" fo:font-size="14pt" officeooo:rsid="001157af" officeooo:paragraph-rsid="001157af" style:font-size-asian="14pt" style:font-size-complex="14pt"/>
    </style:style>
    <style:style style:name="P31" style:family="paragraph" style:parent-style-name="Table_20_Contents">
      <style:text-properties style:font-name="Liberation Sans" fo:font-size="14pt" officeooo:rsid="001157af" officeooo:paragraph-rsid="0015559c" style:font-size-asian="14pt" style:font-size-complex="14pt"/>
    </style:style>
    <style:style style:name="P32" style:family="paragraph" style:parent-style-name="Table_20_Contents">
      <style:text-properties style:font-name="Liberation Sans" fo:font-size="14pt" officeooo:rsid="0015559c" officeooo:paragraph-rsid="0015559c" style:font-size-asian="14pt" style:font-size-complex="14pt"/>
    </style:style>
    <style:style style:name="P33" style:family="paragraph" style:parent-style-name="Table_20_Contents">
      <style:text-properties style:font-name="Liberation Sans" fo:font-size="14pt" officeooo:rsid="00135cae" officeooo:paragraph-rsid="0015559c" style:font-size-asian="14pt" style:font-size-complex="14pt"/>
    </style:style>
    <style:style style:name="P34" style:family="paragraph" style:parent-style-name="Table_20_Contents">
      <style:text-properties style:font-name="Liberation Sans" fo:font-size="14pt" officeooo:rsid="00269b83" officeooo:paragraph-rsid="00269b83" style:font-size-asian="14pt" style:font-size-complex="14pt"/>
    </style:style>
    <style:style style:name="P35" style:family="paragraph" style:parent-style-name="Table_20_Contents">
      <style:text-properties style:font-name="Liberation Sans" fo:font-size="14pt" officeooo:rsid="002b69fb" officeooo:paragraph-rsid="002b69fb" style:font-size-asian="14pt" style:font-size-complex="14pt"/>
    </style:style>
    <style:style style:name="P36" style:family="paragraph" style:parent-style-name="Table_20_Contents">
      <style:text-properties style:font-name="Liberation Sans" fo:font-size="14pt" officeooo:rsid="002bc6e6" officeooo:paragraph-rsid="002bc6e6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rsid="002d3790" officeooo:paragraph-rsid="002d3790" style:font-size-asian="14pt" style:font-size-complex="14pt"/>
    </style:style>
    <style:style style:name="P38" style:family="paragraph" style:parent-style-name="Table_20_Contents">
      <style:text-properties fo:color="#000000" style:font-name="Liberation Sans" fo:font-size="14pt" officeooo:rsid="00268325" officeooo:paragraph-rsid="00268325" style:font-size-asian="14pt" style:font-size-complex="14pt"/>
    </style:style>
    <style:style style:name="P39" style:family="paragraph" style:parent-style-name="Table_20_Contents">
      <style:text-properties fo:color="#000000" style:font-name="Liberation Sans" fo:font-size="14pt" officeooo:rsid="001cc749" officeooo:paragraph-rsid="0021a8fd" style:font-size-asian="14pt" style:font-size-complex="14pt"/>
    </style:style>
    <style:style style:name="P40" style:family="paragraph" style:parent-style-name="Table_20_Contents">
      <style:text-properties fo:color="#000000" style:font-name="Liberation Sans" fo:font-size="14pt" officeooo:rsid="001e1ddc" officeooo:paragraph-rsid="0021a8fd" style:font-size-asian="14pt" style:font-size-complex="14pt"/>
    </style:style>
    <style:style style:name="P41" style:family="paragraph" style:parent-style-name="Table_20_Contents">
      <style:text-properties fo:color="#000000" style:font-name="Liberation Sans" fo:font-size="14pt" officeooo:rsid="0021a8fd" officeooo:paragraph-rsid="0021a8fd" style:font-size-asian="14pt" style:font-size-complex="14pt"/>
    </style:style>
    <style:style style:name="P42" style:family="paragraph" style:parent-style-name="Heading_20_1">
      <style:text-properties style:font-name="Liberation Sans" fo:font-size="14pt" fo:font-weight="normal" officeooo:rsid="00286aa6" officeooo:paragraph-rsid="00286aa6" style:font-size-asian="14pt" style:font-weight-asian="normal" style:font-size-complex="14pt" style:font-weight-complex="normal"/>
    </style:style>
    <style:style style:name="T1" style:family="text">
      <style:text-properties officeooo:rsid="0008dcbb"/>
    </style:style>
    <style:style style:name="T2" style:family="text">
      <style:text-properties officeooo:rsid="000ce04f"/>
    </style:style>
    <style:style style:name="T3" style:family="text">
      <style:text-properties officeooo:rsid="000e240e"/>
    </style:style>
    <style:style style:name="T4" style:family="text">
      <style:text-properties officeooo:rsid="0015559c"/>
    </style:style>
    <style:style style:name="T5" style:family="text">
      <style:text-properties officeooo:rsid="00168f43"/>
    </style:style>
    <style:style style:name="T6" style:family="text">
      <style:text-properties officeooo:rsid="00184d0a"/>
    </style:style>
    <style:style style:name="T7" style:family="text">
      <style:text-properties officeooo:rsid="001b8eda"/>
    </style:style>
    <style:style style:name="T8" style:family="text">
      <style:text-properties officeooo:rsid="001c939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2eaa" style:font-weight-asian="bold" style:font-weight-complex="bold"/>
    </style:style>
    <style:style style:name="T11" style:family="text">
      <style:text-properties officeooo:rsid="00202eaa"/>
    </style:style>
    <style:style style:name="T12" style:family="text">
      <style:text-properties officeooo:rsid="00269b83"/>
    </style:style>
    <style:style style:name="T13" style:family="text">
      <style:text-properties officeooo:rsid="00286aa6"/>
    </style:style>
    <style:style style:name="T14" style:family="text">
      <style:text-properties officeooo:rsid="0029fedb"/>
    </style:style>
    <style:style style:name="T15" style:family="text">
      <style:text-properties officeooo:rsid="002b8e1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O exercise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1">Context</text:p>
          </table:table-cell>
          <table:table-cell table:style-name="Table2.A1" office:value-type="string">
            <text:p text:style-name="P21">Needs</text:p>
          </table:table-cell>
          <table:table-cell table:style-name="Table2.A1" office:value-type="string">
            <text:p text:style-name="P21">Vision</text:p>
          </table:table-cell>
          <table:table-cell table:style-name="Table2.D1" office:value-type="string">
            <text:p text:style-name="P21">Outcome</text:p>
          </table:table-cell>
        </table:table-row>
        <table:table-row>
          <table:table-cell table:style-name="Table2.A2" office:value-type="string">
            <text:p text:style-name="P22">People relocate for jobs or other reasons, domestically and internationally. When there are multiple people in a household, the decision-making becomes more complex</text:p>
          </table:table-cell>
          <table:table-cell table:style-name="Table2.A2" office:value-type="string">
            <text:p text:style-name="P22">Which city/town is most ideal for our family based on everybody’s preferences and needs? </text:p>
          </table:table-cell>
          <table:table-cell table:style-name="Table2.A2" office:value-type="string">
            <text:p text:style-name="P2">Factors (crime, schools, salary, living cost, proximity to airports/highways, nature, climate) + importance ranking --&gt; <text:s/>location recommendation list</text:p>
          </table:table-cell>
          <table:table-cell table:style-name="Table2.D2" office:value-type="string">
            <text:p text:style-name="P3">An app will be available for users</text:p>
          </table:table-cell>
        </table:table-row>
        <table:table-row>
          <table:table-cell table:style-name="Table2.A8" office:value-type="string">
            <text:p text:style-name="P23">Flight delays are a pain for travelers. Many factors can cause flight delays. </text:p>
            <text:p text:style-name="P23"/>
            <text:p text:style-name="P24">Decision maker: customers</text:p>
          </table:table-cell>
          <table:table-cell table:style-name="Table2.C8" office:value-type="string">
            <text:p text:style-name="P23">When booking a flight, <text:span text:style-name="T1">which </text:span>flights are more likely to be delayed? <text:span text:style-name="T1">Should I purchase</text:span> insuran<text:span text:style-name="T1">c</text:span>e <text:span text:style-name="T1">co</text:span>verage?</text:p>
          </table:table-cell>
          <table:table-cell table:style-name="Table2.C8" office:value-type="string">
            <text:p text:style-name="P6">Flight date, time, airlines, locations (weather), history --&gt; likelihood of delays by how much</text:p>
          </table:table-cell>
          <table:table-cell table:style-name="Table2.D8" office:value-type="string">
            <text:p text:style-name="P4">An app will be available for users to know flight delay probability upon entering flight number and date</text:p>
            <text:p text:style-name="P4"/>
            <text:p text:style-name="P7">Follow up: the weather database will be updated daily, and the flight history database, weekly.</text:p>
          </table:table-cell>
        </table:table-row>
        <table:table-row>
          <table:table-cell table:style-name="Table2.A8" office:value-type="string">
            <text:p text:style-name="P25">Flights with long layovers are sometimes cheaper. For a long layover, a traveler may need to spend extra on food and accommodations.</text:p>
            <text:p text:style-name="P25"/>
            <text:p text:style-name="P25">Decision makers: customers</text:p>
          </table:table-cell>
          <table:table-cell table:style-name="Table2.C8" office:value-type="string">
            <text:p text:style-name="P25">How cheap is cheap enough for a long layover itinerary to be worth it? </text:p>
          </table:table-cell>
          <table:table-cell table:style-name="Table2.C8" office:value-type="string">
            <text:p text:style-name="P7">Two itineraries, local hotel average cost on the day of, local meal expenses average <text:s/>--&gt; adjusted price difference</text:p>
          </table:table-cell>
          <table:table-cell table:style-name="Table2.D8" office:value-type="string">
            <text:p text:style-name="P3">An app will be available for users </text:p>
            <text:p text:style-name="P7"/>
          </table:table-cell>
        </table:table-row>
        <table:table-row>
          <table:table-cell table:style-name="Table2.A8" office:value-type="string">
            <text:p text:style-name="P25">It is good for the sustainability of the earth <text:soft-page-break/>that people recycle</text:p>
            <text:p text:style-name="P25"/>
            <text:p text:style-name="P25">Decision maker: customers</text:p>
          </table:table-cell>
          <table:table-cell table:style-name="Table2.C8" office:value-type="string">
            <text:p text:style-name="P25">In this particular location (town/state/country), what <text:soft-page-break/>can be recycled where? </text:p>
          </table:table-cell>
          <table:table-cell table:style-name="Table2.C8" office:value-type="string">
            <text:p text:style-name="P25">Bar code of a food product / Manual input of material <text:soft-page-break/>number (printed on the material) <text:s/>--&gt; instructions on if it is recyclable and where if so.</text:p>
          </table:table-cell>
          <table:table-cell table:style-name="Table2.D8" office:value-type="string">
            <text:p text:style-name="P5">An app will be available for users </text:p>
            <text:p text:style-name="P7"><text:soft-page-break/></text:p>
            <text:p text:style-name="P7">Follow up: update when changes to local regulations have been announced </text:p>
          </table:table-cell>
        </table:table-row>
        <table:table-row>
          <table:table-cell table:style-name="Table2.A2" office:value-type="string">
            <text:p text:style-name="P25">News articles are a great resource for language learners to acquire vocabulary and learn about events/cultures associated with the language</text:p>
            <text:p text:style-name="P25"/>
            <text:p text:style-name="P25">Decision maker: readers / news feed provider</text:p>
          </table:table-cell>
          <table:table-cell table:style-name="Table2.A2" office:value-type="string">
            <text:p text:style-name="P25">Is this article recommended by my news feed a good level for me to learn enough new words without struggling to even finish a paragraph?</text:p>
          </table:table-cell>
          <table:table-cell table:style-name="Table2.A2" office:value-type="string">
            <text:p text:style-name="P25">Person’s English level (test scores) + news article --&gt; a comparison between the two levels and predicted level of challenge (easy/moderate/challenging)</text:p>
          </table:table-cell>
          <table:table-cell table:style-name="Table2.D2" office:value-type="string">
            <text:p text:style-name="P26">A web add-on for Chrome </text:p>
            <text:p text:style-name="P26"/>
            <text:p text:style-name="P26">Follow up: needs to compute instantly for each news article. Users can adjust their level of vocabulary</text:p>
          </table:table-cell>
        </table:table-row>
        <table:table-row>
          <table:table-cell table:style-name="Table2.A8" office:value-type="string">
            <text:p text:style-name="P22">People want to learn new world languages <text:span text:style-name="T3">because new languages open up accesses to more knowledge</text:span></text:p>
          </table:table-cell>
          <table:table-cell table:style-name="Table2.C8" office:value-type="string">
            <text:p text:style-name="P22">Which language should I learn that is enough commonly used while similar enough to my already fluent languages?</text:p>
          </table:table-cell>
          <table:table-cell table:style-name="Table2.C8" office:value-type="string">
            <text:p text:style-name="P22">Native language + fluent languages --&gt; recommendation list (ranked)</text:p>
          </table:table-cell>
          <table:table-cell table:style-name="Table2.D8" office:value-type="string">
            <text:p text:style-name="P3">An app will be available for users </text:p>
            <text:p text:style-name="P8"/>
            <text:p text:style-name="P8">Follow up: <text:span text:style-name="T2">based on the user input (like/dislike), adjust the algorithm</text:span> </text:p>
          </table:table-cell>
        </table:table-row>
        <table:table-row>
          <table:table-cell table:style-name="Table2.A8" office:value-type="string">
            <text:p text:style-name="P22">In-season fruits are better for the environment and human<text:span text:style-name="T3">s</text:span></text:p>
          </table:table-cell>
          <table:table-cell table:style-name="Table2.C8" office:value-type="string">
            <text:p text:style-name="P22">Which fruit is in season in this location? </text:p>
          </table:table-cell>
          <table:table-cell table:style-name="Table2.C8" office:value-type="string">
            <text:p text:style-name="P22">Fruit name, location, time of the year --&gt; in season or not</text:p>
            <text:p text:style-name="P22"/>
            <text:p text:style-name="P22">Location, time of the year --&gt; fruit recommendations</text:p>
          </table:table-cell>
          <table:table-cell table:style-name="Table2.D8" office:value-type="string">
            <text:p text:style-name="P22"/>
          </table:table-cell>
        </table:table-row>
        <table:table-row>
          <table:table-cell table:style-name="Table2.A12" office:value-type="string">
            <text:p text:style-name="P22"/>
          </table:table-cell>
          <table:table-cell table:style-name="Table2.C12" office:value-type="string">
            <text:p text:style-name="P22"/>
          </table:table-cell>
          <table:table-cell table:style-name="Table2.C12" office:value-type="string">
            <text:p text:style-name="P22"/>
          </table:table-cell>
          <table:table-cell table:style-name="Table2.D12" office:value-type="string">
            <text:p text:style-name="P22"/>
          </table:table-cell>
        </table:table-row>
        <table:table-row>
          <table:table-cell table:style-name="Table2.A12" office:value-type="string">
            <text:p text:style-name="P27">Doctolib.com + Google reviews</text:p>
          </table:table-cell>
          <table:table-cell table:style-name="Table2.C12" office:value-type="string">
            <text:p text:style-name="P27">Which doctor is available and has good reviews?</text:p>
          </table:table-cell>
          <table:table-cell table:style-name="Table2.C12" office:value-type="string">
            <text:p text:style-name="P22"/>
          </table:table-cell>
          <table:table-cell table:style-name="Table2.D12" office:value-type="string">
            <text:p text:style-name="P22"/>
          </table:table-cell>
        </table:table-row>
        <text:soft-page-break/>
        <table:table-row>
          <table:table-cell table:style-name="Table2.A11" office:value-type="string">
            <text:p text:style-name="P27"/>
          </table:table-cell>
          <table:table-cell table:style-name="Table2.A11" office:value-type="string">
            <text:p text:style-name="P27"/>
          </table:table-cell>
          <table:table-cell table:style-name="Table2.A11" office:value-type="string">
            <text:p text:style-name="P28"/>
          </table:table-cell>
          <table:table-cell table:style-name="Table2.D11" office:value-type="string">
            <text:p text:style-name="P18"/>
          </table:table-cell>
        </table:table-row>
        <table:table-row>
          <table:table-cell table:style-name="Table2.A12" office:value-type="string">
            <text:p text:style-name="P27">Walk path recommendation based on number of steps desired</text:p>
          </table:table-cell>
          <table:table-cell table:style-name="Table2.C12" office:value-type="string">
            <text:p text:style-name="P22"/>
          </table:table-cell>
          <table:table-cell table:style-name="Table2.C12" office:value-type="string">
            <text:p text:style-name="P22"/>
          </table:table-cell>
          <table:table-cell table:style-name="Table2.D12" office:value-type="string">
            <text:p text:style-name="P22"/>
          </table:table-cell>
        </table:table-row>
        <table:table-row>
          <table:table-cell table:style-name="Table2.A13" office:value-type="string">
            <text:p text:style-name="P27">Compare mattresses in boxes deals </text:p>
          </table:table-cell>
          <table:table-cell table:style-name="Table2.C13" office:value-type="string">
            <text:p text:style-name="P22"/>
          </table:table-cell>
          <table:table-cell table:style-name="Table2.C13" office:value-type="string">
            <text:p text:style-name="P22"/>
          </table:table-cell>
          <table:table-cell table:style-name="Table2.D13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7">Europe cities subway ticket fare selectors </text:p>
          </table:table-cell>
          <table:table-cell table:style-name="Table2.A2" office:value-type="string">
            <text:p text:style-name="P27">Which ticket should one buy depending on their planned itineraries and number of people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9">Health conditions/systems --&gt; OTC items at pharmacie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11" office:value-type="string">
            <text:p text:style-name="P27"><text:span text:style-name="T6">People buy furniture from IKEA</text:span> <text:span text:style-name="T5">and often transport it home with their own vehicles</text:span></text:p>
          </table:table-cell>
          <table:table-cell table:style-name="Table2.A11" office:value-type="string">
            <text:p text:style-name="P27">How much IKEA stuff can I fit into my car</text:p>
          </table:table-cell>
          <table:table-cell table:style-name="Table2.A11" office:value-type="string">
            <text:p text:style-name="P28">Car dimension </text:p>
            <text:p text:style-name="P28">vs. </text:p>
            <text:p text:style-name="P28">IKEA furniture packaging dimensions (those in the cart)</text:p>
          </table:table-cell>
          <table:table-cell table:style-name="Table2.D11" office:value-type="string">
            <text:p text:style-name="P28">An add-on to IKEA online shop</text:p>
            <text:p text:style-name="P19">There is no data science (other than data scraping + <text:span text:style-name="T7">calculation</text:span>/engineering)</text:p>
          </table:table-cell>
        </table:table-row>
        <table:table-row>
          <table:table-cell table:style-name="Table2.A11" office:value-type="string">
            <text:p text:style-name="P28">When learning/improving new vocabulary in a language, example sentences provide the context and a vivid impression for the learners. Dictionaries/Apps have examples compiled for each word. However, it would be interesting to read examples <text:soft-page-break/>that are more up-to-date-- from recent events mentioned in news articles</text:p>
          </table:table-cell>
          <table:table-cell table:style-name="Table2.A11" office:value-type="string">
            <text:p text:style-name="P28">What is an example usage in the news of this word that I am trying to learn/memorize? </text:p>
          </table:table-cell>
          <table:table-cell table:style-name="Table2.A11" office:value-type="string">
            <text:p text:style-name="P28">GRE word list / Duo lingo word list / other apps </text:p>
            <text:p text:style-name="P28"/>
            <text:p text:style-name="P28">+</text:p>
            <text:p text:style-name="P28"/>
            <text:p text:style-name="P28">Google News API</text:p>
          </table:table-cell>
          <table:table-cell table:style-name="Table2.D11" office:value-type="string">
            <text:p text:style-name="P28">A website of a given number of vocabulary (from GRE word list, for instance) along with up-to-date example sentences extracted from recent news sources.</text:p>
            <text:p text:style-name="P20">But there is no data science, <text:span text:style-name="T8">unless we add machine learning.</text:span> Also, is it really going to improve learning <text:soft-page-break/>performance? </text:p>
          </table:table-cell>
        </table:table-row>
        <table:table-row>
          <table:table-cell table:style-name="Table2.A18" office:value-type="string">
            <text:p text:style-name="P30"><text:span text:style-name="T4">People want to avoid receiving speeding tickets. Speed limits are posted on the road, but in reality, people adhere to different speeds depending on the flow of traffic, etc. </text:span></text:p>
          </table:table-cell>
          <table:table-cell table:style-name="Table2.A18" office:value-type="string">
            <text:p text:style-name="P31"><text:span text:style-name="T4">Recently, Google Maps has launched a new feature to allow users to report speeding cameras/traps. However, we can utilize historic data from the government, too.</text:span></text:p>
          </table:table-cell>
          <table:table-cell table:style-name="Table2.A18" office:value-type="string">
            <text:p text:style-name="P32">A density map created from speeding tickets data to identify highly ticketed areas.</text:p>
          </table:table-cell>
          <table:table-cell table:style-name="Table2.D18" office:value-type="string">
            <text:p text:style-name="P33"><text:span text:style-name="T4">A w</text:span>arning <text:span text:style-name="T4">message </text:span>on Google Maps <text:span text:style-name="T4">that you are driving through an area with high frequency of speeding tickets. Updated when data are updated on data.gov </text:span></text:p>
          </table:table-cell>
        </table:table-row>
        <table:table-row>
          <table:table-cell table:style-name="Table2.A19" office:value-type="string">
            <text:p text:style-name="P34">Paris is one of the world’s top travel destinations. However, aside from historic heritage and world-renowned cuisine, Paris is also infamous for its frequency of protests/strikes. The locals may be used to it and know how to adapt accordingly, for tourists, it can be a huge inconvenience, if not crisis, especially not familiar the language or source of information. </text:p>
          </table:table-cell>
          <table:table-cell table:style-name="Table2.A19" office:value-type="string">
            <text:p text:style-name="P9">On a specific date and means of transportation, how likely is there going to be a strike when I am in Paris?</text:p>
            <text:p text:style-name="P9"/>
            <text:p text:style-name="P12">(People typically plan international travels way ahead of time, <text:span text:style-name="T14">before strikes/protests are announced</text:span>)</text:p>
          </table:table-cell>
          <table:table-cell table:style-name="Table2.A19" office:value-type="string">
            <text:p text:style-name="P9">Weather, time of the year, political events (e.g. elections), major tragedies (e.g. notre dame) --&gt; likelihood of strikes </text:p>
            <text:p text:style-name="P9"/>
            <text:p text:style-name="P9">Strike history data will come from twitter/reddit/news <text:span text:style-name="T13">(greve/manifestation)</text:span></text:p>
          </table:table-cell>
          <table:table-cell table:style-name="Table2.D19" office:value-type="string">
            <text:p text:style-name="P12">A web app</text:p>
            <text:p text:style-name="P15"/>
            <text:h text:style-name="P42" text:outline-level="1"><text:span text:style-name="T15">(</text:span>Number of strike days at the Paris Opera in France 2005-2013</text:h>
            <text:p text:style-name="P12"><text:a xlink:type="simple" xlink:href="https://toolbox.google.com/datasetsearch/search?query=paris%20strikes&amp;docid=pTsinng83RnZR4G8AAAAAA%3D%3D" text:style-name="Internet_20_link" text:visited-style-name="Visited_20_Internet_20_Link">https://toolbox.google.com/datasetsearch/search?query=paris%20strikes&amp;docid=pTsinng83RnZR4G8AAAAAA%3D%3D</text:a> <text:span text:style-name="T15">)</text:span></text:p>
          </table:table-cell>
        </table:table-row>
        <table:table-row>
          <table:table-cell table:style-name="Table2.A19" office:value-type="string">
            <text:p text:style-name="P36">Planning a day trip in Paris</text:p>
          </table:table-cell>
          <table:table-cell table:style-name="Table2.A19" office:value-type="string">
            <text:p text:style-name="P13">Find the itinerary whose trajectory is the smoothest via the Metro. </text:p>
            <text:p text:style-name="P13"><text:soft-page-break/>Find tourist attractions and/or events based on interests</text:p>
          </table:table-cell>
          <table:table-cell table:style-name="Table2.A19" office:value-type="string">
            <text:p text:style-name="P9"/>
          </table:table-cell>
          <table:table-cell table:style-name="Table2.D19" office:value-type="string">
            <text:p text:style-name="P14">Web app</text:p>
          </table:table-cell>
        </table:table-row>
        <table:table-row>
          <table:table-cell table:style-name="Table2.A19" office:value-type="string">
            <text:p text:style-name="P35">What to do in Paris (daily)</text:p>
            <text:p text:style-name="P35">Paris green spaces (daily)</text:p>
            <text:p text:style-name="P35">Paris fountains (once)</text:p>
            <text:p text:style-name="P35"><text:a xlink:type="simple" xlink:href="https://opendata.paris.fr/explore/dataset/que-faire-a-paris-/information/?disjunctive.category&amp;disjunctive.tags&amp;disjunctive.address_zipcode&amp;disjunctive.address_city&amp;disjunctive.access_type&amp;disjunctive.price_type" text:style-name="Internet_20_link" text:visited-style-name="Visited_20_Internet_20_Link">https://opendata.paris.fr/explore/dataset/que-faire-a-paris-/information/?disjunctive.category&amp;disjunctive.tags&amp;disjunctive.address_zipcode&amp;disjunctive.address_city&amp;disjunctive.access_type&amp;disjunctive.price_type</text:a></text:p>
            <text:p text:style-name="P35"><text:a xlink:type="simple" xlink:href="https://opendata.paris.fr/explore/dataset/espaces_verts/information/?disjunctive.type_ev&amp;disjunctive.categorie&amp;disjunctive.adresse_codepostal&amp;disjunctive.presence_cloture" text:style-name="Internet_20_link" text:visited-style-name="Visited_20_Internet_20_Link">https://opendata.paris.fr/explore/dataset/espaces_verts/information/?disjunctive.type_ev&amp;disjunctive.categorie&amp;disjunctive.adresse_codepostal&amp;disjunctive.presence_cloture</text:a></text:p>
            <text:p text:style-name="P35"><text:a xlink:type="simple" xlink:href="https://opendata.paris.fr/explore/dataset/fontaines-a-boire/information/" text:style-name="Internet_20_link" text:visited-style-name="Visited_20_Internet_20_Link">https://opendata.paris.fr/explore/dataset/fontaines-a-boire/information/</text:a></text:p>
          </table:table-cell>
          <table:table-cell table:style-name="Table2.A19" office:value-type="string">
            <text:p text:style-name="P31"/>
          </table:table-cell>
          <table:table-cell table:style-name="Table2.A19" office:value-type="string">
            <text:p text:style-name="P37">Date, </text:p>
          </table:table-cell>
          <table:table-cell table:style-name="Table2.D19" office:value-type="string">
            <text:p text:style-name="P33"/>
          </table:table-cell>
        </table:table-row>
      </table:table>
      <text:p text:style-name="P10"/>
      <text:p text:style-name="P11"/>
      <text:p text:style-name="P16">– <text:span text:style-name="T12">Speeding ticket – </text:span></text:p>
      <text:p text:style-name="P38">0) Right now the only data I found are of a county in Maryland. Saw some international data too, but perhaps less relevant</text:p>
      <text:p text:style-name="P39"><text:soft-page-break/><text:span text:style-name="T11">1) </text:span>Close to what Google has (user reported camera locations), but we can argue that not all speeding tickets are caught by cameras. </text:p>
      <text:p text:style-name="P39"><text:span text:style-name="T11">2) </text:span>Perhaps this could be good for other end users, e.g. police, transportation authorities, etc.</text:p>
      <text:p text:style-name="P40"><text:span text:style-name="T10">3) </text:span><text:span text:style-name="T9">Look into what other data scientists have already done</text:span> (so far only seeing local projects)</text:p>
      <text:p text:style-name="P41">4) Look into correlating speeding tickets with other data for prediction/modeling/decisions</text:p>
      <text:p text:style-name="P41"/>
      <text:p text:style-name="P17">SeqID<text:tab/>Date Of Stop<text:tab/>Time Of Stop<text:tab/>Agency<text:tab/>SubAgency<text:tab/>Description<text:tab/>Location<text:tab/>Latitude<text:tab/>Longitude<text:tab/>Accident<text:tab/>Belts<text:tab/>Personal Injury<text:tab/>Property Damage<text:tab/>Fatal<text:tab/>Commercial License<text:tab/>HAZMAT<text:tab/>Commercial Vehicle<text:tab/>Alcohol<text:tab/>Work Zone<text:tab/>Search Conducted<text:tab/>Search Disposition<text:tab/>Search Outcome<text:tab/>Search Reason<text:tab/>Search Reason For Stop<text:tab/>Search Type<text:tab/>Search Arrest Reason<text:tab/>State<text:tab/>VehicleType<text:tab/>Year<text:tab/>Make<text:tab/>Model<text:tab/>Color<text:tab/>Violation Type<text:tab/>Charge<text:tab/>Article<text:tab/>Contributed To Accident<text:tab/>Race<text:tab/>Gender<text:tab/>Driver City<text:tab/>Driver State<text:tab/>DL State<text:tab/>Arrest Type<text:tab/>Geo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12:37.434741620</meta:creation-date>
    <dc:date>2019-09-11T16:51:31.789988976</dc:date>
    <meta:editing-duration>P1DT1H52M13S</meta:editing-duration>
    <meta:editing-cycles>34</meta:editing-cycles>
    <meta:generator>LibreOffice/6.0.7.3$Linux_X86_64 LibreOffice_project/00m0$Build-3</meta:generator>
    <meta:document-statistic meta:table-count="1" meta:image-count="0" meta:object-count="0" meta:page-count="6" meta:paragraph-count="92" meta:word-count="1143" meta:character-count="7615" meta:non-whitespace-character-count="6543"/>
  </office:meta>
</office:document-meta>
</file>